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style:contextual-spacing="false" style:line-height-at-least="0.762cm" fo:text-align="start" style:justify-single-word="false" fo:orphans="2" fo:widows="2" fo:text-indent="0cm" style:auto-text-indent="false" fo:background-color="#f8f9fa" fo:padding="0cm" fo:border="none" style:writing-mode="lr-tb"/>
      <style:text-properties fo:font-variant="normal" fo:text-transform="none" fo:color="#202124" loext:opacity="100%" style:font-name="Arial Black" fo:font-size="12pt" fo:letter-spacing="normal" fo:language="fr" fo:country="FR" fo:font-style="normal" fo:font-weight="normal" style:font-size-asian="12pt" style:font-size-complex="12pt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style:line-height-at-least="0.762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loext:opacity="100%" style:font-name="Arial Black" fo:font-size="12pt" fo:letter-spacing="normal" fo:language="fr" fo:country="FR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ости-прощай да собирайся поскорее</text:p>
      <text:p text:style-name="Standard">Судьба - такая лотерея</text:p>
      <text:p text:style-name="Standard">Кому-то в ад, кому-то в рай</text:p>
      <text:p text:style-name="Standard">Где он, рай? </text:p>
      <text:p text:style-name="Standard">В одну и ту же воду дважды </text:p>
      <text:p text:style-name="Standard">Я не войду, и это важно</text:p>
      <text:p text:style-name="Standard">Я не войду, и ты ступай</text:p>
      <text:p text:style-name="Standard">Уходи…</text:p>
      <text:p text:style-name="Standard">Прощай…</text:p>
      <text:p text:style-name="Standard"/>
      <text:p text:style-name="P1"><text:bookmark text:name="tw-target-text"/>Désolé, au revoir et préparez-vous bientôt</text:p>
      <text:p text:style-name="P2">Le destin est une telle loterie</text:p>
      <text:p text:style-name="P2">Quelqu'un en enfer, quelqu'un au paradis</text:p>
      <text:p text:style-name="P2">Où est le paradis ?</text:p>
      <text:p text:style-name="P2">Dans la même eau deux fois</text:p>
      <text:p text:style-name="P2">je n'entrerai pas et c'est important</text:p>
      <text:p text:style-name="P2">je n'entrerai pas et tu pars</text:p>
      <text:p text:style-name="P2">Va-t'en ...</text:p>
      <text:p text:style-name="P2">Au revoir…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22:15:40.767000000</meta:creation-date>
    <dc:date>2021-07-14T22:22:29.803000000</dc:date>
    <meta:editing-duration>PT6M49S</meta:editing-duration>
    <meta:editing-cycles>1</meta:editing-cycles>
    <meta:document-statistic meta:table-count="0" meta:image-count="0" meta:object-count="0" meta:page-count="1" meta:paragraph-count="18" meta:word-count="83" meta:character-count="426" meta:non-whitespace-character-count="359"/>
    <meta:generator>LibreOffice/7.0.6.2$Windows_X86_64 LibreOffice_project/144abb84a525d8e30c9dbbefa69cbbf2d8d4ae3b</meta:generator>
  </office:meta>
</office:document-meta>
</file>